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day/>
      <number:text>-</number:text>
      <number:month number:textual="true"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22">
      <number:month number:textual="true"/>
      <number:text>-</number:text>
      <number:year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28">
      <number:minutes number:style="long"/>
      <number:text>:</number:text>
      <number:seconds number:style="long" number:decimal-places="1"/>
    </number:time-style>
    <number:date-style style:name="N158">
      <number:day/>
      <number:text>-</number:text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hours/>
      <number:text>:</number:text>
      <number:minutes number:style="long"/>
    </number:tim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9:10:24.1596380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5T19:10:53.886893658</dc:date>
    <meta:editing-cycles>132</meta:editing-cycles>
    <meta:editing-duration>P1DT11H29M48S</meta:editing-duration>
    <meta:generator>LibreOffice/7.3.0.3$Linux_X86_64 LibreOffice_project/30$Build-3</meta:generator>
    <meta:document-statistic meta:table-count="1" meta:cell-count="411" meta:object-count="0"/>
    <meta:user-defined meta:name="AppVersion">15.0000</meta:user-defined>
  </office:meta>
</office:document-meta>
</file>